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25b" officeooo:paragraph-rsid="001f725b"/>
    </style:style>
    <style:style style:name="T1" style:family="text">
      <style:text-properties officeooo:rsid="002114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2:</text:p>
      <text:p text:style-name="P1">-Phương sai, <text:span text:style-name="T1">kỳ vọng.</text:span></text:p>
      <text:p text:style-name="P1">-Quantil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3:12:36.697648174</meta:creation-date>
    <dc:date>2017-02-17T13:14:51.736316923</dc:date>
    <meta:editing-duration>PT2M1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6" meta:character-count="38" meta:non-whitespace-character-count="35"/>
  </office:meta>
</office:document-meta>
</file>